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4-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OBOAM, ISRAEL'S FIRST RULER (14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OBOAM, ISRAEL'S FIRST RULER (14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deception (14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deception (14:1-18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lot (14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erception (14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rophecy (14:6-18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prophecy (14:6-18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Concerning the house of Jeroboam (14:7-14, 17-1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ncerning the house of Israel (14:15-1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deception (14:1-18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plot (14:1-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erception (14:4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ophecy (14:6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ROBOAM, ISRAEL'S FIRST RULER (14:1-20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His deception (14:1-18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death (14:19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Kings 14-1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JEROBOAM, ISRAEL'S FIRST RULER (14:1-2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REHOBOAM, JUDAH'S FIRST RULER (14:21-3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REHOBOAM, JUDAH'S FIRST RULER (14:21-31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His detestable practices (14:21-2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defeat (14:25-3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Kings 14-15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EROBOAM, ISRAEL'S FIRST RULER (14:1-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REHOBOAM, JUDAH'S FIRST RULER (14:21-3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BIJAM, JUDAH'S SECOND RULER (15:1-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ABIJAM, JUDAH'S SECOND RULER (15:1-8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wickedness (15:1-5): Abijam commits the same sins his father, Rehoboam, committed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warfare (15:6-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1 Kings 14-15<text:s text:c="1"/>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JEROBOAM, ISRAEL'S FIRST RULER (14:1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REHOBOAM, JUDAH'S FIRST RULER (14:21-31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BIJAM, JUDAH'S SECOND RULER (15:1-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ASA, JUDAH'S THIRD RULER (15:9-24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ASA, JUDAH'S THIRD RULER (15:9-24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His spiritual warfare (15:9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ilitary warfare (15:16-24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1 Kings 14-15<text:s text:c="1"/></text:span><text:span text:style-name="a617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JEROBOAM, ISRAEL'S FIRST RULER (14:1-20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REHOBOAM, JUDAH'S FIRST RULER (14:21-31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ABIJAM, JUDAH'S SECOND RULER (15:1-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SA, JUDAH'S THIRD RULER (15:9-24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NADAB, ISRAEL'S SECOND RULER (15:25-2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BAASHA, ISRAEL'S THIRD RULER (15:29-3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4-15 </dc:title>
    <meta:initial-creator>David STRICKLAND</meta:initial-creator>
    <dc:creator>David STRICKLAND</dc:creator>
    <meta:creation-date>2020-02-22T19:23:42Z</meta:creation-date>
    <dc:date>2020-02-22T19:23:43Z</dc:date>
    <meta:template xlink:href="BibleStudy" xlink:type="simple"/>
    <meta:editing-cycles>1</meta:editing-cycles>
    <meta:editing-duration>PT0S</meta:editing-duration>
    <meta:document-statistic meta:paragraph-count="46" meta:word-count="326"/>
  </office:meta>
</office:document-meta>
</file>